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F4000001F69E6068C2.png" manifest:media-type="image/png"/>
  <manifest:file-entry manifest:full-path="Pictures/1000000100000344000002A6D3B12701.png" manifest:media-type="image/png"/>
  <manifest:file-entry manifest:full-path="Pictures/100000010000017E000001A6229C09A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9.456cm" svg:y="-0.402cm" svg:width="7.274cm" svg:height="5.9cm" draw:z-index="2"><draw:image xlink:href="Pictures/1000000100000344000002A6D3B12701.png" xlink:type="simple" xlink:show="embed" xlink:actuate="onLoad" draw:mime-type="image/png"/></draw:frame><draw:frame draw:style-name="fr1" draw:name="Image1" text:anchor-type="char" svg:x="1.743cm" svg:y="-0.296cm" svg:width="3.27cm" svg:height="6.729cm" draw:z-index="0"><draw:image xlink:href="Pictures/10000001000000F4000001F69E6068C2.png" xlink:type="simple" xlink:show="embed" xlink:actuate="onLoad" draw:mime-type="image/png"/></draw:frame></text:p>
      <text:p text:style-name="Standard"><draw:frame draw:style-name="fr1" draw:name="Image2" text:anchor-type="char" svg:x="4.521cm" svg:y="8.107cm" svg:width="8.086cm" svg:height="8.932cm" draw:z-index="1"><draw:image xlink:href="Pictures/100000010000017E000001A6229C09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3:57:30.582496300</meta:creation-date>
    <dc:date>2026-01-13T13:05:01.144096000</dc:date>
    <meta:editing-duration>PT46M20S</meta:editing-duration>
    <meta:editing-cycles>2</meta:editing-cycles>
    <meta:generator>LibreOffice/25.8.3.2$Windows_X86_64 LibreOffice_project/8ca8d55c161d602844f5428fa4b58097424e324e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